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.getConnection( String driver , String url , String user , String passwor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Factory.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